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OS-154702 ">
            <text:p>OS-154702 </text:p>
          </table:table-cell>
          <table:table-cell office:value-type="float" office:value="81.19546">
            <text:p>81.19546</text:p>
          </table:table-cell>
          <table:table-cell office:value-type="float" office:value="-63.3906">
            <text:p>-63.3906</text:p>
          </table:table-cell>
          <table:table-cell office:value-type="float" office:value="6020.0">
            <text:p>6020.0</text:p>
          </table:table-cell>
          <table:table-cell office:value-type="float" office:value="25.0">
            <text:p>25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-13.69">
            <text:p>-13.69</text:p>
          </table:table-cell>
          <table:table-cell office:value-type="float" office:value="13.01">
            <text:p>13.01</text:p>
          </table:table-cell>
          <table:table-cell office:value-type="float" office:value="14.26">
            <text:p>14.26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OS-154752 ">
            <text:p>OS-154752 </text:p>
          </table:table-cell>
          <table:table-cell office:value-type="float" office:value="81.19222">
            <text:p>81.19222</text:p>
          </table:table-cell>
          <table:table-cell office:value-type="float" office:value="-63.3903">
            <text:p>-63.3903</text:p>
          </table:table-cell>
          <table:table-cell office:value-type="float" office:value="6630.0">
            <text:p>6630.0</text:p>
          </table:table-cell>
          <table:table-cell office:value-type="float" office:value="25.0">
            <text:p>2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34.04">
            <text:p>34.04</text:p>
          </table:table-cell>
          <table:table-cell office:value-type="float" office:value="5.26">
            <text:p>5.26</text:p>
          </table:table-cell>
          <table:table-cell office:value-type="float" office:value="6.15">
            <text:p>6.15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UCIAMS-175998">
            <text:p>UCIAMS-175998</text:p>
          </table:table-cell>
          <table:table-cell office:value-type="float" office:value="80.7434">
            <text:p>80.7434</text:p>
          </table:table-cell>
          <table:table-cell office:value-type="float" office:value="-63.1306">
            <text:p>-63.1306</text:p>
          </table:table-cell>
          <table:table-cell office:value-type="float" office:value="4565.0">
            <text:p>4565.0</text:p>
          </table:table-cell>
          <table:table-cell office:value-type="float" office:value="20.0">
            <text:p>20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-35.61">
            <text:p>-35.61</text:p>
          </table:table-cell>
          <table:table-cell office:value-type="float" office:value="23.6">
            <text:p>23.6</text:p>
          </table:table-cell>
          <table:table-cell office:value-type="float" office:value="25.55">
            <text:p>25.55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UCIAMS-175997">
            <text:p>UCIAMS-175997</text:p>
          </table:table-cell>
          <table:table-cell office:value-type="float" office:value="80.74373">
            <text:p>80.74373</text:p>
          </table:table-cell>
          <table:table-cell office:value-type="float" office:value="-63.0978">
            <text:p>-63.0978</text:p>
          </table:table-cell>
          <table:table-cell office:value-type="float" office:value="4285.0">
            <text:p>4285.0</text:p>
          </table:table-cell>
          <table:table-cell office:value-type="float" office:value="20.0">
            <text:p>20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5.8">
            <text:p>5.8</text:p>
          </table:table-cell>
          <table:table-cell office:value-type="float" office:value="4.77">
            <text:p>4.77</text:p>
          </table:table-cell>
          <table:table-cell office:value-type="float" office:value="5.71">
            <text:p>5.71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OS-154706 ">
            <text:p>OS-154706 </text:p>
          </table:table-cell>
          <table:table-cell office:value-type="float" office:value="81.19218">
            <text:p>81.19218</text:p>
          </table:table-cell>
          <table:table-cell office:value-type="float" office:value="-63.3878">
            <text:p>-63.3878</text:p>
          </table:table-cell>
          <table:table-cell office:value-type="float" office:value="7410.0">
            <text:p>7410.0</text:p>
          </table:table-cell>
          <table:table-cell office:value-type="float" office:value="25.0">
            <text:p>25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16.19">
            <text:p>16.19</text:p>
          </table:table-cell>
          <table:table-cell office:value-type="float" office:value="13.14">
            <text:p>13.14</text:p>
          </table:table-cell>
          <table:table-cell office:value-type="float" office:value="16.03">
            <text:p>16.03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UCIAMS-175996">
            <text:p>UCIAMS-175996</text:p>
          </table:table-cell>
          <table:table-cell office:value-type="float" office:value="80.74373">
            <text:p>80.74373</text:p>
          </table:table-cell>
          <table:table-cell office:value-type="float" office:value="-63.0978">
            <text:p>-63.0978</text:p>
          </table:table-cell>
          <table:table-cell office:value-type="float" office:value="4650.0">
            <text:p>4650.0</text:p>
          </table:table-cell>
          <table:table-cell office:value-type="float" office:value="15.0">
            <text:p>15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-13.6">
            <text:p>-13.6</text:p>
          </table:table-cell>
          <table:table-cell office:value-type="float" office:value="13.2">
            <text:p>13.2</text:p>
          </table:table-cell>
          <table:table-cell office:value-type="float" office:value="16.8">
            <text:p>16.8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UCIAMS-175995">
            <text:p>UCIAMS-175995</text:p>
          </table:table-cell>
          <table:table-cell office:value-type="float" office:value="80.7469">
            <text:p>80.7469</text:p>
          </table:table-cell>
          <table:table-cell office:value-type="float" office:value="-63.0983">
            <text:p>-63.0983</text:p>
          </table:table-cell>
          <table:table-cell office:value-type="float" office:value="3780.0">
            <text:p>3780.0</text:p>
          </table:table-cell>
          <table:table-cell office:value-type="float" office:value="20.0">
            <text:p>20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-22.31">
            <text:p>-22.31</text:p>
          </table:table-cell>
          <table:table-cell office:value-type="float" office:value="13.11">
            <text:p>13.11</text:p>
          </table:table-cell>
          <table:table-cell office:value-type="float" office:value="15.23">
            <text:p>15.23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OS-154705 ">
            <text:p>OS-154705 </text:p>
          </table:table-cell>
          <table:table-cell office:value-type="float" office:value="81.19335">
            <text:p>81.19335</text:p>
          </table:table-cell>
          <table:table-cell office:value-type="float" office:value="-63.388">
            <text:p>-63.388</text:p>
          </table:table-cell>
          <table:table-cell office:value-type="float" office:value="7200.0">
            <text:p>7200.0</text:p>
          </table:table-cell>
          <table:table-cell office:value-type="float" office:value="25.0">
            <text:p>25.0</text:p>
          </table:table-cell>
          <table:table-cell office:value-type="string" office:value="Macoma sp?">
            <text:p>Macoma sp?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24.62">
            <text:p>24.62</text:p>
          </table:table-cell>
          <table:table-cell office:value-type="float" office:value="3.98">
            <text:p>3.98</text:p>
          </table:table-cell>
          <table:table-cell office:value-type="float" office:value="4.91">
            <text:p>4.91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OS-154704 ">
            <text:p>OS-154704 </text:p>
          </table:table-cell>
          <table:table-cell office:value-type="float" office:value="81.19393">
            <text:p>81.19393</text:p>
          </table:table-cell>
          <table:table-cell office:value-type="float" office:value="-63.3852">
            <text:p>-63.3852</text:p>
          </table:table-cell>
          <table:table-cell office:value-type="float" office:value="6720.0">
            <text:p>6720.0</text:p>
          </table:table-cell>
          <table:table-cell office:value-type="float" office:value="30.0">
            <text:p>30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17.24">
            <text:p>17.24</text:p>
          </table:table-cell>
          <table:table-cell office:value-type="float" office:value="7.41">
            <text:p>7.41</text:p>
          </table:table-cell>
          <table:table-cell office:value-type="float" office:value="6.36">
            <text:p>6.36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UCIAMS-163890">
            <text:p>UCIAMS-163890</text:p>
          </table:table-cell>
          <table:table-cell office:value-type="float" office:value="81.20012">
            <text:p>81.20012</text:p>
          </table:table-cell>
          <table:table-cell office:value-type="float" office:value="-63.3355">
            <text:p>-63.3355</text:p>
          </table:table-cell>
          <table:table-cell office:value-type="float" office:value="5715.0">
            <text:p>5715.0</text:p>
          </table:table-cell>
          <table:table-cell office:value-type="float" office:value="15.0">
            <text:p>1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-30.94">
            <text:p>-30.94</text:p>
          </table:table-cell>
          <table:table-cell office:value-type="float" office:value="23.13">
            <text:p>23.13</text:p>
          </table:table-cell>
          <table:table-cell office:value-type="float" office:value="24.45">
            <text:p>24.45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OS-154753 ">
            <text:p>OS-154753 </text:p>
          </table:table-cell>
          <table:table-cell office:value-type="float" office:value="81.18993">
            <text:p>81.18993</text:p>
          </table:table-cell>
          <table:table-cell office:value-type="float" office:value="-63.3923">
            <text:p>-63.3923</text:p>
          </table:table-cell>
          <table:table-cell office:value-type="float" office:value="7650.0">
            <text:p>7650.0</text:p>
          </table:table-cell>
          <table:table-cell office:value-type="float" office:value="30.0">
            <text:p>30.0</text:p>
          </table:table-cell>
          <table:table-cell office:value-type="string" office:value="Macoma sp?">
            <text:p>Macoma sp?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39.5">
            <text:p>39.5</text:p>
          </table:table-cell>
          <table:table-cell office:value-type="float" office:value="8.63">
            <text:p>8.63</text:p>
          </table:table-cell>
          <table:table-cell office:value-type="float" office:value="9.53">
            <text:p>9.53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GSC-2334">
            <text:p>GSC-2334</text:p>
          </table:table-cell>
          <table:table-cell office:value-type="float" office:value="81.125">
            <text:p>81.125</text:p>
          </table:table-cell>
          <table:table-cell office:value-type="float" office:value="-63.583">
            <text:p>-63.583</text:p>
          </table:table-cell>
          <table:table-cell office:value-type="float" office:value="6380.0">
            <text:p>6380.0</text:p>
          </table:table-cell>
          <table:table-cell office:value-type="float" office:value="70.0">
            <text:p>7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6.0">
            <text:p>46.0</text:p>
          </table:table-cell>
          <table:table-cell office:value-type="float" office:value="9.200000000000001">
            <text:p>9.200000000000001</text:p>
          </table:table-cell>
          <table:table-cell office:value-type="float" office:value="9.200000000000001">
            <text:p>9.200000000000001</text:p>
          </table:table-cell>
          <table:table-cell office:value-type="string" office:value="Weidick1977,McNeelyBrennan2005,Blake1987">
            <text:p>Weidick1977,McNeelyBrennan2005,Blake1987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UCIAMS-163887">
            <text:p>UCIAMS-163887</text:p>
          </table:table-cell>
          <table:table-cell office:value-type="float" office:value="81.17818">
            <text:p>81.17818</text:p>
          </table:table-cell>
          <table:table-cell office:value-type="float" office:value="-63.3457">
            <text:p>-63.3457</text:p>
          </table:table-cell>
          <table:table-cell office:value-type="float" office:value="7385.0">
            <text:p>7385.0</text:p>
          </table:table-cell>
          <table:table-cell office:value-type="float" office:value="20.0">
            <text:p>20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91.9">
            <text:p>91.9</text:p>
          </table:table-cell>
          <table:table-cell office:value-type="float" office:value="3.18">
            <text:p>3.18</text:p>
          </table:table-cell>
          <table:table-cell office:value-type="float" office:value="4.44">
            <text:p>4.44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OS-154703 ">
            <text:p>OS-154703 </text:p>
          </table:table-cell>
          <table:table-cell office:value-type="float" office:value="81.19465">
            <text:p>81.19465</text:p>
          </table:table-cell>
          <table:table-cell office:value-type="float" office:value="-63.3826">
            <text:p>-63.3826</text:p>
          </table:table-cell>
          <table:table-cell office:value-type="float" office:value="6860.0">
            <text:p>6860.0</text:p>
          </table:table-cell>
          <table:table-cell office:value-type="float" office:value="25.0">
            <text:p>2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-1.28">
            <text:p>-1.28</text:p>
          </table:table-cell>
          <table:table-cell office:value-type="float" office:value="13.52">
            <text:p>13.52</text:p>
          </table:table-cell>
          <table:table-cell office:value-type="float" office:value="14.35">
            <text:p>14.35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OS-154751 ">
            <text:p>OS-154751 </text:p>
          </table:table-cell>
          <table:table-cell office:value-type="float" office:value="81.19235">
            <text:p>81.19235</text:p>
          </table:table-cell>
          <table:table-cell office:value-type="float" office:value="-63.3888">
            <text:p>-63.3888</text:p>
          </table:table-cell>
          <table:table-cell office:value-type="float" office:value="6630.0">
            <text:p>6630.0</text:p>
          </table:table-cell>
          <table:table-cell office:value-type="float" office:value="25.0">
            <text:p>25.0</text:p>
          </table:table-cell>
          <table:table-cell office:value-type="string" office:value="Macoma sp?">
            <text:p>Macoma sp?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32.51">
            <text:p>32.51</text:p>
          </table:table-cell>
          <table:table-cell office:value-type="float" office:value="1.87">
            <text:p>1.87</text:p>
          </table:table-cell>
          <table:table-cell office:value-type="float" office:value="3.57">
            <text:p>3.57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OS-154754 ">
            <text:p>OS-154754 </text:p>
          </table:table-cell>
          <table:table-cell office:value-type="float" office:value="81.18825">
            <text:p>81.18825</text:p>
          </table:table-cell>
          <table:table-cell office:value-type="float" office:value="-63.3894">
            <text:p>-63.3894</text:p>
          </table:table-cell>
          <table:table-cell office:value-type="float" office:value="7160.0">
            <text:p>7160.0</text:p>
          </table:table-cell>
          <table:table-cell office:value-type="float" office:value="30.0">
            <text:p>30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52.32">
            <text:p>52.32</text:p>
          </table:table-cell>
          <table:table-cell office:value-type="float" office:value="7.27">
            <text:p>7.27</text:p>
          </table:table-cell>
          <table:table-cell office:value-type="float" office:value="6.38">
            <text:p>6.38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AAR-5768">
            <text:p>AAR-5768</text:p>
          </table:table-cell>
          <table:table-cell office:value-type="float" office:value="81.177">
            <text:p>81.177</text:p>
          </table:table-cell>
          <table:table-cell office:value-type="float" office:value="-63.342">
            <text:p>-63.342</text:p>
          </table:table-cell>
          <table:table-cell office:value-type="float" office:value="8820.0">
            <text:p>8820.0</text:p>
          </table:table-cell>
          <table:table-cell office:value-type="float" office:value="75.0">
            <text:p>7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05.0">
            <text:p>105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OS-154756 ">
            <text:p>OS-154756 </text:p>
          </table:table-cell>
          <table:table-cell office:value-type="float" office:value="81.18327">
            <text:p>81.18327</text:p>
          </table:table-cell>
          <table:table-cell office:value-type="float" office:value="-63.3938">
            <text:p>-63.3938</text:p>
          </table:table-cell>
          <table:table-cell office:value-type="float" office:value="8290.0">
            <text:p>8290.0</text:p>
          </table:table-cell>
          <table:table-cell office:value-type="float" office:value="35.0">
            <text:p>3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76.11">
            <text:p>76.11</text:p>
          </table:table-cell>
          <table:table-cell office:value-type="float" office:value="3.07">
            <text:p>3.07</text:p>
          </table:table-cell>
          <table:table-cell office:value-type="float" office:value="4.83">
            <text:p>4.83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7718">
            <text:p>S-ANU-67718</text:p>
          </table:table-cell>
          <table:table-cell office:value-type="float" office:value="80.7434">
            <text:p>80.7434</text:p>
          </table:table-cell>
          <table:table-cell office:value-type="float" office:value="-63.1306">
            <text:p>-63.1306</text:p>
          </table:table-cell>
          <table:table-cell office:value-type="float" office:value="4535.0">
            <text:p>4535.0</text:p>
          </table:table-cell>
          <table:table-cell office:value-type="float" office:value="23.0">
            <text:p>23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-5.1">
            <text:p>-5.1</text:p>
          </table:table-cell>
          <table:table-cell office:value-type="float" office:value="8.61">
            <text:p>8.61</text:p>
          </table:table-cell>
          <table:table-cell office:value-type="float" office:value="9.53">
            <text:p>9.53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7719">
            <text:p>S-ANU-67719</text:p>
          </table:table-cell>
          <table:table-cell office:value-type="float" office:value="80.7434">
            <text:p>80.7434</text:p>
          </table:table-cell>
          <table:table-cell office:value-type="float" office:value="-63.1306">
            <text:p>-63.1306</text:p>
          </table:table-cell>
          <table:table-cell office:value-type="float" office:value="4698.0">
            <text:p>4698.0</text:p>
          </table:table-cell>
          <table:table-cell office:value-type="float" office:value="25.0">
            <text:p>25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-0.37">
            <text:p>-0.37</text:p>
          </table:table-cell>
          <table:table-cell office:value-type="float" office:value="4.15">
            <text:p>4.15</text:p>
          </table:table-cell>
          <table:table-cell office:value-type="float" office:value="5.12">
            <text:p>5.12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5807">
            <text:p>S-ANU-65807</text:p>
          </table:table-cell>
          <table:table-cell office:value-type="float" office:value="81.19269">
            <text:p>81.19269</text:p>
          </table:table-cell>
          <table:table-cell office:value-type="float" office:value="-63.388">
            <text:p>-63.388</text:p>
          </table:table-cell>
          <table:table-cell office:value-type="float" office:value="6785.0">
            <text:p>6785.0</text:p>
          </table:table-cell>
          <table:table-cell office:value-type="float" office:value="24.0">
            <text:p>24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21.61">
            <text:p>21.61</text:p>
          </table:table-cell>
          <table:table-cell office:value-type="float" office:value="11.6">
            <text:p>11.6</text:p>
          </table:table-cell>
          <table:table-cell office:value-type="float" office:value="12.46">
            <text:p>12.46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7720">
            <text:p>S-ANU-67720</text:p>
          </table:table-cell>
          <table:table-cell office:value-type="float" office:value="80.7498">
            <text:p>80.7498</text:p>
          </table:table-cell>
          <table:table-cell office:value-type="float" office:value="-63.1069">
            <text:p>-63.1069</text:p>
          </table:table-cell>
          <table:table-cell office:value-type="float" office:value="1303.0">
            <text:p>1303.0</text:p>
          </table:table-cell>
          <table:table-cell office:value-type="float" office:value="21.0">
            <text:p>21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-12.73">
            <text:p>-12.73</text:p>
          </table:table-cell>
          <table:table-cell office:value-type="float" office:value="13.48">
            <text:p>13.48</text:p>
          </table:table-cell>
          <table:table-cell office:value-type="float" office:value="13.63">
            <text:p>13.63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7737">
            <text:p>S-ANU-67737</text:p>
          </table:table-cell>
          <table:table-cell office:value-type="float" office:value="80.75087">
            <text:p>80.75087</text:p>
          </table:table-cell>
          <table:table-cell office:value-type="float" office:value="-63.1077">
            <text:p>-63.1077</text:p>
          </table:table-cell>
          <table:table-cell office:value-type="float" office:value="3949.0">
            <text:p>3949.0</text:p>
          </table:table-cell>
          <table:table-cell office:value-type="float" office:value="24.0">
            <text:p>24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-32.36">
            <text:p>-32.36</text:p>
          </table:table-cell>
          <table:table-cell office:value-type="float" office:value="21.6">
            <text:p>21.6</text:p>
          </table:table-cell>
          <table:table-cell office:value-type="float" office:value="23.77">
            <text:p>23.77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5912">
            <text:p>S-ANU-65912</text:p>
          </table:table-cell>
          <table:table-cell office:value-type="float" office:value="80.75087">
            <text:p>80.75087</text:p>
          </table:table-cell>
          <table:table-cell office:value-type="float" office:value="-63.1077">
            <text:p>-63.1077</text:p>
          </table:table-cell>
          <table:table-cell office:value-type="float" office:value="2335.0">
            <text:p>2335.0</text:p>
          </table:table-cell>
          <table:table-cell office:value-type="float" office:value="27.0">
            <text:p>27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-11.75">
            <text:p>-11.75</text:p>
          </table:table-cell>
          <table:table-cell office:value-type="float" office:value="13.87">
            <text:p>13.87</text:p>
          </table:table-cell>
          <table:table-cell office:value-type="float" office:value="13.97">
            <text:p>13.97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OS-154755 ">
            <text:p>OS-154755 </text:p>
          </table:table-cell>
          <table:table-cell office:value-type="float" office:value="81.18541">
            <text:p>81.18541</text:p>
          </table:table-cell>
          <table:table-cell office:value-type="float" office:value="-63.3927">
            <text:p>-63.3927</text:p>
          </table:table-cell>
          <table:table-cell office:value-type="float" office:value="8150.0">
            <text:p>8150.0</text:p>
          </table:table-cell>
          <table:table-cell office:value-type="float" office:value="35.0">
            <text:p>3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66.36">
            <text:p>66.36</text:p>
          </table:table-cell>
          <table:table-cell office:value-type="float" office:value="3.18">
            <text:p>3.18</text:p>
          </table:table-cell>
          <table:table-cell office:value-type="float" office:value="4.48">
            <text:p>4.48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6510">
            <text:p>S-ANU-66510</text:p>
          </table:table-cell>
          <table:table-cell office:value-type="float" office:value="81.1901">
            <text:p>81.1901</text:p>
          </table:table-cell>
          <table:table-cell office:value-type="float" office:value="-63.3932">
            <text:p>-63.3932</text:p>
          </table:table-cell>
          <table:table-cell office:value-type="float" office:value="7360.0">
            <text:p>7360.0</text:p>
          </table:table-cell>
          <table:table-cell office:value-type="float" office:value="25.0">
            <text:p>2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34.99">
            <text:p>34.99</text:p>
          </table:table-cell>
          <table:table-cell office:value-type="float" office:value="11.56">
            <text:p>11.56</text:p>
          </table:table-cell>
          <table:table-cell office:value-type="float" office:value="12.28">
            <text:p>12.28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7738">
            <text:p>S-ANU-67738</text:p>
          </table:table-cell>
          <table:table-cell office:value-type="float" office:value="80.74659">
            <text:p>80.74659</text:p>
          </table:table-cell>
          <table:table-cell office:value-type="float" office:value="-63.0896">
            <text:p>-63.0896</text:p>
          </table:table-cell>
          <table:table-cell office:value-type="float" office:value="6075.0">
            <text:p>6075.0</text:p>
          </table:table-cell>
          <table:table-cell office:value-type="float" office:value="29.0">
            <text:p>29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-6.98">
            <text:p>-6.98</text:p>
          </table:table-cell>
          <table:table-cell office:value-type="float" office:value="8.54">
            <text:p>8.54</text:p>
          </table:table-cell>
          <table:table-cell office:value-type="float" office:value="9.74">
            <text:p>9.74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7933">
            <text:p>S-ANU-67933</text:p>
          </table:table-cell>
          <table:table-cell office:value-type="float" office:value="80.74661">
            <text:p>80.74661</text:p>
          </table:table-cell>
          <table:table-cell office:value-type="float" office:value="-63.0909">
            <text:p>-63.0909</text:p>
          </table:table-cell>
          <table:table-cell office:value-type="float" office:value="4416.0">
            <text:p>4416.0</text:p>
          </table:table-cell>
          <table:table-cell office:value-type="float" office:value="27.0">
            <text:p>27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-13.21">
            <text:p>-13.21</text:p>
          </table:table-cell>
          <table:table-cell office:value-type="float" office:value="10.57">
            <text:p>10.57</text:p>
          </table:table-cell>
          <table:table-cell office:value-type="float" office:value="11.76">
            <text:p>11.76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5624">
            <text:p>S-ANU-65624</text:p>
          </table:table-cell>
          <table:table-cell office:value-type="float" office:value="81.17882">
            <text:p>81.17882</text:p>
          </table:table-cell>
          <table:table-cell office:value-type="float" office:value="-63.3451">
            <text:p>-63.3451</text:p>
          </table:table-cell>
          <table:table-cell office:value-type="float" office:value="7553.0">
            <text:p>7553.0</text:p>
          </table:table-cell>
          <table:table-cell office:value-type="float" office:value="25.0">
            <text:p>2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88.85">
            <text:p>88.85</text:p>
          </table:table-cell>
          <table:table-cell office:value-type="float" office:value="3.97">
            <text:p>3.97</text:p>
          </table:table-cell>
          <table:table-cell office:value-type="float" office:value="4.9">
            <text:p>4.9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5506">
            <text:p>S-ANU-65506</text:p>
          </table:table-cell>
          <table:table-cell office:value-type="float" office:value="81.19335">
            <text:p>81.19335</text:p>
          </table:table-cell>
          <table:table-cell office:value-type="float" office:value="-63.388">
            <text:p>-63.388</text:p>
          </table:table-cell>
          <table:table-cell office:value-type="float" office:value="6091.0">
            <text:p>6091.0</text:p>
          </table:table-cell>
          <table:table-cell office:value-type="float" office:value="24.0">
            <text:p>24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14.03">
            <text:p>14.03</text:p>
          </table:table-cell>
          <table:table-cell office:value-type="float" office:value="13.82">
            <text:p>13.82</text:p>
          </table:table-cell>
          <table:table-cell office:value-type="float" office:value="13.51">
            <text:p>13.51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5438">
            <text:p>S-ANU-65438</text:p>
          </table:table-cell>
          <table:table-cell office:value-type="float" office:value="80.74634">
            <text:p>80.74634</text:p>
          </table:table-cell>
          <table:table-cell office:value-type="float" office:value="-63.0864">
            <text:p>-63.0864</text:p>
          </table:table-cell>
          <table:table-cell office:value-type="float" office:value="5915.0">
            <text:p>5915.0</text:p>
          </table:table-cell>
          <table:table-cell office:value-type="float" office:value="25.0">
            <text:p>2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11.69">
            <text:p>11.69</text:p>
          </table:table-cell>
          <table:table-cell office:value-type="float" office:value="4.79">
            <text:p>4.79</text:p>
          </table:table-cell>
          <table:table-cell office:value-type="float" office:value="5.73">
            <text:p>5.73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5437">
            <text:p>S-ANU-65437</text:p>
          </table:table-cell>
          <table:table-cell office:value-type="float" office:value="80.7435">
            <text:p>80.7435</text:p>
          </table:table-cell>
          <table:table-cell office:value-type="float" office:value="-63.1293">
            <text:p>-63.1293</text:p>
          </table:table-cell>
          <table:table-cell office:value-type="float" office:value="5166.0">
            <text:p>5166.0</text:p>
          </table:table-cell>
          <table:table-cell office:value-type="float" office:value="35.0">
            <text:p>35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-15.05">
            <text:p>-15.05</text:p>
          </table:table-cell>
          <table:table-cell office:value-type="float" office:value="13.88">
            <text:p>13.88</text:p>
          </table:table-cell>
          <table:table-cell office:value-type="float" office:value="14.41">
            <text:p>14.41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AAR-5769">
            <text:p>AAR-5769</text:p>
          </table:table-cell>
          <table:table-cell office:value-type="float" office:value="81.168">
            <text:p>81.168</text:p>
          </table:table-cell>
          <table:table-cell office:value-type="float" office:value="-63.082">
            <text:p>-63.082</text:p>
          </table:table-cell>
          <table:table-cell office:value-type="float" office:value="8010.0">
            <text:p>8010.0</text:p>
          </table:table-cell>
          <table:table-cell office:value-type="float" office:value="75.0">
            <text:p>7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96.0">
            <text:p>96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5910">
            <text:p>S-ANU-65910</text:p>
          </table:table-cell>
          <table:table-cell office:value-type="float" office:value="81.182">
            <text:p>81.182</text:p>
          </table:table-cell>
          <table:table-cell office:value-type="float" office:value="-63.3375">
            <text:p>-63.3375</text:p>
          </table:table-cell>
          <table:table-cell office:value-type="float" office:value="7671.0">
            <text:p>7671.0</text:p>
          </table:table-cell>
          <table:table-cell office:value-type="float" office:value="35.0">
            <text:p>3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77.95">
            <text:p>77.95</text:p>
          </table:table-cell>
          <table:table-cell office:value-type="float" office:value="4.51">
            <text:p>4.51</text:p>
          </table:table-cell>
          <table:table-cell office:value-type="float" office:value="5.58">
            <text:p>5.58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5738">
            <text:p>S-ANU-65738</text:p>
          </table:table-cell>
          <table:table-cell office:value-type="float" office:value="81.18899">
            <text:p>81.18899</text:p>
          </table:table-cell>
          <table:table-cell office:value-type="float" office:value="-63.3913">
            <text:p>-63.3913</text:p>
          </table:table-cell>
          <table:table-cell office:value-type="float" office:value="6915.0">
            <text:p>6915.0</text:p>
          </table:table-cell>
          <table:table-cell office:value-type="float" office:value="24.0">
            <text:p>24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48.51">
            <text:p>48.51</text:p>
          </table:table-cell>
          <table:table-cell office:value-type="float" office:value="3.97">
            <text:p>3.97</text:p>
          </table:table-cell>
          <table:table-cell office:value-type="float" office:value="4.87">
            <text:p>4.87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5907">
            <text:p>S-ANU-65907</text:p>
          </table:table-cell>
          <table:table-cell office:value-type="float" office:value="80.74972">
            <text:p>80.74972</text:p>
          </table:table-cell>
          <table:table-cell office:value-type="float" office:value="-63.1133">
            <text:p>-63.1133</text:p>
          </table:table-cell>
          <table:table-cell office:value-type="float" office:value="5250.0">
            <text:p>5250.0</text:p>
          </table:table-cell>
          <table:table-cell office:value-type="float" office:value="39.0">
            <text:p>39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0.0">
            <text:p/>
          </table:table-cell>
          <table:table-cell office:value-type="float" office:value="-11.53">
            <text:p>-11.53</text:p>
          </table:table-cell>
          <table:table-cell office:value-type="float" office:value="13.81">
            <text:p>13.81</text:p>
          </table:table-cell>
          <table:table-cell office:value-type="float" office:value="13.0">
            <text:p>13.0</text:p>
          </table:table-cell>
          <table:table-cell office:value-type="string" office:value="GluederEtal2022">
            <text:p>Glueder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